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Fonts/font10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Mangal1" svg:font-family="Mangal"/>
    <style:font-face style:name="OpenDyslexic2" svg:font-family="OpenDyslexic" style:font-adornments="Italiqu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</svg:font-face-src>
    </style:font-face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OpenDyslexic1" svg:font-family="OpenDyslexic" style:font-adornments="Italique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OpenDyslexic" svg:font-family="OpenDyslexic" style:font-adornments="Normal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0ec3de" officeooo:paragraph-rsid="000ec3de"/>
    </style:style>
    <style:style style:name="P2" style:family="paragraph" style:parent-style-name="Text_20_body">
      <style:text-properties officeooo:rsid="000ec3de" officeooo:paragraph-rsid="000eeaef"/>
    </style:style>
    <style:style style:name="P3" style:family="paragraph" style:parent-style-name="Text_20_body">
      <style:text-properties officeooo:rsid="000eeaef" officeooo:paragraph-rsid="000eeaef"/>
    </style:style>
    <style:style style:name="P4" style:family="paragraph" style:parent-style-name="Text_20_body">
      <style:text-properties officeooo:rsid="00120575" officeooo:paragraph-rsid="00120575"/>
    </style:style>
    <style:style style:name="P5" style:family="paragraph" style:parent-style-name="Text_20_body">
      <style:text-properties style:text-underline-style="none" officeooo:rsid="00120575" officeooo:paragraph-rsid="00120575"/>
    </style:style>
    <style:style style:name="P6" style:family="paragraph" style:parent-style-name="Text_20_body">
      <style:text-properties style:text-underline-style="none" officeooo:rsid="0018607f" officeooo:paragraph-rsid="0018607f"/>
    </style:style>
    <style:style style:name="P7" style:family="paragraph" style:parent-style-name="Text_20_body">
      <style:text-properties officeooo:rsid="0018607f" officeooo:paragraph-rsid="0018607f"/>
    </style:style>
    <style:style style:name="P8" style:family="paragraph" style:parent-style-name="Text_20_body">
      <style:text-properties style:text-underline-style="solid" style:text-underline-width="auto" style:text-underline-color="font-color" officeooo:rsid="0018607f" officeooo:paragraph-rsid="0018607f"/>
    </style:style>
    <style:style style:name="P9" style:family="paragraph" style:parent-style-name="Text_20_body">
      <style:text-properties officeooo:rsid="0019e1c0" officeooo:paragraph-rsid="0019e1c0"/>
    </style:style>
    <style:style style:name="P10" style:family="paragraph" style:parent-style-name="Text_20_body">
      <style:text-properties officeooo:rsid="001aaa69" officeooo:paragraph-rsid="001aaa69"/>
    </style:style>
    <style:style style:name="P11" style:family="paragraph" style:parent-style-name="Heading_20_2">
      <style:text-properties officeooo:rsid="000ec3de" officeooo:paragraph-rsid="000ec3de"/>
    </style:style>
    <style:style style:name="P12" style:family="paragraph" style:parent-style-name="Heading_20_2">
      <style:paragraph-properties fo:break-before="page"/>
      <style:text-properties officeooo:rsid="00120575" officeooo:paragraph-rsid="00120575"/>
    </style:style>
    <style:style style:name="P13" style:family="paragraph" style:parent-style-name="Heading_20_1">
      <style:text-properties fo:language="fr" fo:country="FR" officeooo:rsid="000ec3de" officeooo:paragraph-rsid="000ec3de"/>
    </style:style>
    <style:style style:name="P14" style:family="paragraph" style:parent-style-name="Heading_20_3">
      <style:text-properties officeooo:rsid="000ec3de" officeooo:paragraph-rsid="000ec3de"/>
    </style:style>
    <style:style style:name="P15" style:family="paragraph" style:parent-style-name="Heading_20_3">
      <style:text-properties officeooo:rsid="000eeaef" officeooo:paragraph-rsid="000eeaef"/>
    </style:style>
    <style:style style:name="P16" style:family="paragraph" style:parent-style-name="Heading_20_3">
      <style:text-properties officeooo:rsid="00120575" officeooo:paragraph-rsid="00120575"/>
    </style:style>
    <style:style style:name="P17" style:family="paragraph" style:parent-style-name="Heading_20_3">
      <style:text-properties officeooo:rsid="0018607f" officeooo:paragraph-rsid="0018607f"/>
    </style:style>
    <style:style style:name="P18" style:family="paragraph" style:parent-style-name="Text_20_body" style:list-style-name="L1">
      <style:text-properties officeooo:rsid="000ec3de" officeooo:paragraph-rsid="000ec3de"/>
    </style:style>
    <style:style style:name="P19" style:family="paragraph" style:parent-style-name="Text_20_body" style:list-style-name="L2">
      <style:text-properties officeooo:rsid="000ec3de" officeooo:paragraph-rsid="000ec3de"/>
    </style:style>
    <style:style style:name="P20" style:family="paragraph" style:parent-style-name="Text_20_body" style:list-style-name="L2">
      <style:text-properties officeooo:rsid="000eeaef" officeooo:paragraph-rsid="000eeaef"/>
    </style:style>
    <style:style style:name="P21" style:family="paragraph" style:parent-style-name="Text_20_body" style:list-style-name="L3">
      <style:text-properties officeooo:rsid="00120575" officeooo:paragraph-rsid="00120575"/>
    </style:style>
    <style:style style:name="P22" style:family="paragraph" style:parent-style-name="Text_20_body" style:list-style-name="L4">
      <style:text-properties style:text-underline-style="solid" style:text-underline-width="auto" style:text-underline-color="font-color" officeooo:rsid="0018607f" officeooo:paragraph-rsid="0018607f"/>
    </style:style>
    <style:style style:name="P23" style:family="paragraph" style:parent-style-name="Text_20_body" style:list-style-name="L5">
      <style:text-properties officeooo:rsid="0019e1c0" officeooo:paragraph-rsid="0019e1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ae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eaef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color="#ff0000" style:text-underline-style="none"/>
    </style:style>
    <style:style style:name="T8" style:family="text">
      <style:text-properties officeooo:rsid="0017dec2"/>
    </style:style>
    <style:style style:name="T9" style:family="text">
      <style:text-properties officeooo:rsid="0019e1c0"/>
    </style:style>
    <style:style style:name="T10" style:family="text">
      <style:text-properties style:font-name="OpenDyslexic2" style:font-name-asian="OpenDyslexic2" style:font-name-complex="OpenDyslexic2"/>
    </style:style>
    <style:style style:name="T11" style:family="text">
      <style:text-properties officeooo:rsid="001ace10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hapitre 1 : Les nombres relatifs</text:h>
      <text:h text:style-name="P11" text:outline-level="2">I- Rappels</text:h>
      <text:h text:style-name="P14" text:outline-level="3">1) Addition de deux nombres relatifs</text:h>
      <text:p text:style-name="P1"><text:span text:style-name="T1">Règle 1 </text:span>: Si les 2 nombres ont le <text:span text:style-name="T1">même signe </text:span>:</text:p>
      <text:list xml:id="list827140863429763080" text:style-name="L1">
        <text:list-item>
          <text:p text:style-name="P18">on <text:span text:style-name="T3">conserve</text:span> le signe commun aux 2 nombres.</text:p>
        </text:list-item>
        <text:list-item>
          <text:p text:style-name="P18">On <text:span text:style-name="T3">ajoute</text:span> les distances à zéro des 2 nombres.</text:p>
        </text:list-item>
      </text:list>
      <text:p text:style-name="P2">Ex : </text:p>
      <text:p text:style-name="P2"><draw:frame draw:style-name="fr1" draw:name="Objet1" text:anchor-type="as-char" svg:width="5.473cm" svg:height="0.513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1"><draw:frame draw:style-name="fr1" draw:name="Objet2" text:anchor-type="as-char" svg:width="4.662cm" svg:height="0.517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"><text:span text:style-name="T1">Règle 2 </text:span>: Si les 2 nombres ont des <text:span text:style-name="T1">signes contraires </text:span>:</text:p>
      <text:list xml:id="list9164504285246879061" text:style-name="L2">
        <text:list-item>
          <text:p text:style-name="P19">le résultat a le signe du nombre qui a l<text:span text:style-name="T2">a </text:span><text:span text:style-name="T4">plus grande distance à zéro</text:span><text:span text:style-name="T2">.</text:span></text:p>
        </text:list-item>
        <text:list-item>
          <text:p text:style-name="P20">On <text:span text:style-name="T3">soustrait</text:span> la plus petite distance à zéro à la plus grande.</text:p>
        </text:list-item>
      </text:list>
      <text:p text:style-name="P3">Ex :</text:p>
      <text:p text:style-name="P3"><draw:frame draw:style-name="fr1" draw:name="Objet3" text:anchor-type="as-char" svg:width="4.339cm" svg:height="0.51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><draw:frame draw:style-name="fr1" draw:name="Objet4" text:anchor-type="as-char" svg:width="4.295cm" svg:height="0.51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h text:style-name="P15" text:outline-level="3">2) Soustraction de 2 nombres relatifs</text:h>
      <text:p text:style-name="P3"><text:span text:style-name="T1">Règle 3 </text:span>: Pour soustraire un nombre relatif, <text:span text:style-name="T1">on ajoute l'opposé de ce nombre</text:span>.</text:p>
      <text:p text:style-name="P3">Rappel : L'opposé de 2,1 est -2,1.</text:p>
      <text:p text:style-name="P3">L'opposé de -7,4 est 7,4.</text:p>
      <text:p text:style-name="P3">Ex :<text:tab/><draw:frame draw:style-name="fr1" draw:name="Objet5" text:anchor-type="as-char" svg:width="6.163cm" svg:height="0.51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text:tab/><draw:frame draw:style-name="fr1" draw:name="Objet6" text:anchor-type="as-char" svg:width="5.346cm" svg:height="0.51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h text:style-name="P12" text:outline-level="2">II- Multiplications de nombres relatifs</text:h>
      <text:h text:style-name="P16" text:outline-level="3"><text:span text:style-name="T8">1</text:span>) multiplication de 2 nombres relatifs</text:h>
      <text:p text:style-name="P4"><text:span text:style-name="T1">Règle 4 </text:span>: Pour multiplier 2 nombres relatifs, on multiplie les distances à zéro des 2 nombres et on trouve le signe de la manière suivante :</text:p>
      <text:list xml:id="list77815569260761628" text:style-name="L3">
        <text:list-item>
          <text:p text:style-name="P21">Le produit de 2 nombres relatifs de <text:span text:style-name="T3">même signe</text:span><text:span text:style-name="T5"> est </text:span><text:span text:style-name="T7">positif</text:span><text:span text:style-name="T5">.</text:span></text:p>
        </text:list-item>
        <text:list-item>
          <text:p text:style-name="P21"><text:span text:style-name="T5">Le produit de 2 nombres relatifs de </text:span><text:span text:style-name="T3">signes contraires</text:span><text:span text:style-name="T5"> est </text:span><text:span text:style-name="T7">négatif</text:span><text:span text:style-name="T5">.</text:span></text:p>
        </text:list-item>
      </text:list>
      <text:p text:style-name="P5">Ex : </text:p>
      <text:p text:style-name="P4"><text:span text:style-name="T5"><draw:frame draw:style-name="fr1" draw:name="Objet7" text:anchor-type="as-char" svg:width="3.995cm" svg:height="0.517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"><text:tab/></text:span><text:span text:style-name="T5"><draw:frame draw:style-name="fr1" draw:name="Objet8" text:anchor-type="as-char" svg:width="3.669cm" svg:height="0.517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<text:p text:style-name="P4"><text:span text:style-name="T5"><draw:frame draw:style-name="fr1" draw:name="Objet9" text:anchor-type="as-char" svg:width="4.073cm" svg:height="0.517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5"><text:tab/><text:tab/></text:span><text:span text:style-name="T5"><draw:frame draw:style-name="fr1" draw:name="Objet10" text:anchor-type="as-char" svg:width="4.05cm" svg:height="0.51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5">Remarques :</text:p>
      <text:p text:style-name="P5"><draw:frame draw:style-name="fr1" draw:name="Objet11" text:anchor-type="as-char" svg:width="2.805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5"><draw:frame draw:style-name="fr1" draw:name="Objet12" text:anchor-type="as-char" svg:width="2.461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5"><draw:frame draw:style-name="fr1" draw:name="Objet13" text:anchor-type="as-char" svg:width="2.418cm" svg:height="0.49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h text:style-name="P17" text:outline-level="3">2) Multiplication de plusieurs nombres relatifs</text:h>
      <text:p text:style-name="P7"><text:span text:style-name="T1">Règle 5 </text:span>: Un produit de nombres relatifs non nuls est :</text:p>
      <text:list xml:id="list9046638314408453676" text:style-name="L4">
        <text:list-item>
          <text:p text:style-name="P22">Positif<text:span text:style-name="T5"> si le nombre de facteurs négatifs est </text:span><text:span text:style-name="T6">pair</text:span><text:span text:style-name="T5">,</text:span></text:p>
        </text:list-item>
        <text:list-item>
          <text:p text:style-name="P22">Négatif<text:span text:style-name="T5"> si le nombre de facteurs négatifs est </text:span><text:span text:style-name="T6">impair</text:span><text:span text:style-name="T5">.</text:span></text:p>
        </text:list-item>
      </text:list>
      <text:p text:style-name="P6">Ex. :</text:p>
      <text:p text:style-name="P8"><text:span text:style-name="T5"><draw:frame draw:style-name="fr1" draw:name="Objet14" text:anchor-type="as-char" svg:width="5.235cm" svg:height="0.51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">Car il y a 2 facteurs négatifs et que 2 est pair.</text:span></text:p>
      <text:p text:style-name="P8"><text:span text:style-name="T5"><draw:frame draw:style-name="fr1" draw:name="Objet15" text:anchor-type="as-char" svg:width="7.255cm" svg:height="0.51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5">Car il y a 5 facteurs négatifs et que 5 est impair.</text:span></text:p>
      <text:h text:style-name="Heading_20_2" text:outline-level="2">III) Division de nombres relatifs</text:h>
      <text:p text:style-name="P9">Règle 6 : Pour diviser 2 nombres relatifs, on divise les distances à zéro et on applique la même règle des signes que pour la multiplication.</text:p>
      <text:p text:style-name="P9">Ex : </text:p>
      <text:p text:style-name="P9"><text:soft-page-break/><draw:frame draw:style-name="fr1" draw:name="Objet16" text:anchor-type="as-char" svg:width="3.052cm" svg:height="0.51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tab/><draw:frame draw:style-name="fr1" draw:name="Objet17" text:anchor-type="as-char" svg:width="3.037cm" svg:height="0.492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text:tab/><draw:frame draw:style-name="fr1" draw:name="Objet18" text:anchor-type="as-char" svg:width="2.621cm" svg:height="0.51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tab/><draw:frame draw:style-name="fr1" draw:name="Objet19" text:anchor-type="as-char" svg:width="3.353cm" svg:height="1.04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h text:style-name="Heading_20_2" text:outline-level="2">IV) <text:span text:style-name="T9">Priorités de calcul</text:span></text:h>
      <text:p text:style-name="P9">Règle 7 : Dans une succession d'opérations sur les nombres relatifs, on effectue d'abord :</text:p>
      <text:list xml:id="list1160223541316845050" text:style-name="L5">
        <text:list-item>
          <text:p text:style-name="P23">les calculs entre parenthèses</text:p>
        </text:list-item>
        <text:list-item>
          <text:p text:style-name="P23">puis les multiplications et les divisions</text:p>
        </text:list-item>
        <text:list-item>
          <text:p text:style-name="P23">enfin les additions/soustractions</text:p>
        </text:list-item>
      </text:list>
      <text:p text:style-name="P9">en commençant de gauche à droite.</text:p>
      <text:p text:style-name="P10">Exemples : </text:p>
      <text:p text:style-name="P10"><draw:frame draw:style-name="fr1" draw:name="Objet20" text:anchor-type="as-char" svg:width="9.142cm" svg:height="0.5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0"><draw:frame draw:style-name="fr2" draw:name="Objet21" text:anchor-type="as-char" svg:y="0cm" svg:width="6.77cm" svg:height="0.51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0"><draw:frame draw:style-name="fr1" draw:name="Objet22" text:anchor-type="as-char" svg:width="2.171cm" svg:height="0.492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0">≠</text:span><draw:frame draw:style-name="fr1" draw:name="Objet23" text:anchor-type="as-char" svg:width="4.343cm" svg:height="0.51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Dyslexic2" svg:font-family="OpenDyslexic" style:font-adornments="Italique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OpenDyslexic1" svg:font-family="OpenDyslexic" style:font-adornments="Italique" style:font-pitch="variable"/>
    <style:font-face style:name="OpenDyslexic" svg:font-family="OpenDyslexic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tyle="normal" fo:font-weight="bold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 draw:fill-image-width="0cm" draw:fill-image-height="0cm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 draw:fill-image-width="0cm" draw:fill-image-height="0cm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1-11T15:29:39.001057765</dc:date>
    <meta:editing-duration>PT1H29M51S</meta:editing-duration>
    <meta:editing-cycles>21</meta:editing-cycles>
    <meta:generator>LibreOffice/5.0.4.2$Linux_X86_64 LibreOffice_project/00m0$Build-2</meta:generator>
    <meta:document-statistic meta:table-count="0" meta:image-count="0" meta:object-count="23" meta:page-count="3" meta:paragraph-count="53" meta:word-count="331" meta:character-count="1716" meta:non-whitespace-character-count="1424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o stretchy="false">−</mo>
              <mn>5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+</mo>
              <mn>3.2</mn>
            </mrow>
          </mrow>
          <mo fence="true" stretchy="false">)</mo>
        </mrow>
      </mrow>
      <mo stretchy="false">=</mo>
      <mrow>
        <mn>5</mn>
        <mo stretchy="false">+</mo>
        <mn>3.2</mn>
      </mrow>
      <mo stretchy="false">=</mo>
      <mrow>
        <mo stretchy="false">+</mo>
        <mn>8.2</mn>
      </mrow>
    </mrow>
    <annotation encoding="StarMath 5.0">( -5 )+( +3.2 )=5+3.2 = +8.2
</annotation>
  </semantics>
</math>
</file>

<file path=Object 10/content.xml><?xml version="1.0" encoding="utf-8"?>
<math xmlns="http://www.w3.org/1998/Math/MathML" display="block">
  <semantics>
    <mrow>
      <mrow>
        <mo stretchy="false">+</mo>
        <mn>3</mn>
      </mrow>
      <mi>×</mi>
      <mrow>
        <mrow>
          <mo fence="true" stretchy="false">(</mo>
          <mrow>
            <mrow>
              <mo stretchy="false">−</mo>
              <mn>5,7</mn>
            </mrow>
          </mrow>
          <mo fence="true" stretchy="false">)</mo>
        </mrow>
        <mo stretchy="false">=</mo>
        <mrow>
          <mo stretchy="false">−</mo>
          <mn>17,1</mn>
        </mrow>
      </mrow>
    </mrow>
    <annotation encoding="StarMath 5.0">+3×( -5,7 )=-17,1</annotation>
  </semantics>
</math>
</file>

<file path=Object 11/content.xml><?xml version="1.0" encoding="utf-8"?>
<math xmlns="http://www.w3.org/1998/Math/MathML" display="block">
  <semantics>
    <mrow>
      <mrow>
        <mo stretchy="false">−</mo>
        <mn>13,9</mn>
      </mrow>
      <mi>×</mi>
      <mrow>
        <mn>0</mn>
        <mo stretchy="false">=</mo>
        <mn>0</mn>
      </mrow>
    </mrow>
    <annotation encoding="StarMath 5.0">-13,9×0=0</annotation>
  </semantics>
</math>
</file>

<file path=Object 12/content.xml><?xml version="1.0" encoding="utf-8"?>
<math xmlns="http://www.w3.org/1998/Math/MathML" display="block">
  <semantics>
    <mrow>
      <mrow>
        <mo stretchy="false">−</mo>
        <mn>4</mn>
      </mrow>
      <mrow>
        <mrow>
          <mi>×</mi>
          <mo stretchy="false">−</mo>
          <mn>1</mn>
        </mrow>
        <mo stretchy="false">=</mo>
        <mn>4</mn>
      </mrow>
    </mrow>
    <annotation encoding="StarMath 5.0">-4×-1=4</annotation>
  </semantics>
</math>
</file>

<file path=Object 13/content.xml><?xml version="1.0" encoding="utf-8"?>
<math xmlns="http://www.w3.org/1998/Math/MathML" display="block">
  <semantics>
    <mrow>
      <mn>3</mn>
      <mrow>
        <mrow>
          <mi>×</mi>
          <mo stretchy="false">−</mo>
          <mn>1</mn>
        </mrow>
        <mo stretchy="false">=</mo>
        <mrow>
          <mo stretchy="false">−</mo>
          <mn>3</mn>
        </mrow>
      </mrow>
    </mrow>
    <annotation encoding="StarMath 5.0">3×-1=-3</annotation>
  </semantics>
</math>
</file>

<file path=Object 14/content.xml><?xml version="1.0" encoding="utf-8"?>
<math xmlns="http://www.w3.org/1998/Math/MathML" display="block">
  <semantics>
    <mrow>
      <mn>4</mn>
      <mi>×</mi>
      <mrow>
        <mo fence="true" stretchy="false">(</mo>
        <mrow>
          <mrow>
            <mo stretchy="false">−</mo>
            <mn>4</mn>
          </mrow>
        </mrow>
        <mo fence="true" stretchy="false">)</mo>
      </mrow>
      <mi>×</mi>
      <mrow>
        <mo fence="true" stretchy="false">(</mo>
        <mrow>
          <mrow>
            <mo stretchy="false">−</mo>
            <mn>5</mn>
          </mrow>
        </mrow>
        <mo fence="true" stretchy="false">)</mo>
      </mrow>
      <mi>×</mi>
      <mrow>
        <mn>7</mn>
        <mo stretchy="false">=</mo>
        <mrow>
          <mo stretchy="false">+</mo>
          <mn>560</mn>
        </mrow>
      </mrow>
    </mrow>
    <annotation encoding="StarMath 5.0">4×( -4 )×( -5 )×7 =+560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2</mn>
          </mrow>
        </mrow>
        <mo fence="true" stretchy="false">)</mo>
      </mrow>
      <mi>×</mi>
      <mrow>
        <mo fence="true" stretchy="false">(</mo>
        <mrow>
          <mrow>
            <mo stretchy="false">−</mo>
            <mn>2</mn>
          </mrow>
        </mrow>
        <mo fence="true" stretchy="false">)</mo>
      </mrow>
      <mi>×</mi>
      <mrow>
        <mo fence="true" stretchy="false">(</mo>
        <mrow>
          <mrow>
            <mo stretchy="false">−</mo>
            <mn>1</mn>
          </mrow>
        </mrow>
        <mo fence="true" stretchy="false">)</mo>
      </mrow>
      <mi>×</mi>
      <mrow>
        <mo fence="true" stretchy="false">(</mo>
        <mrow>
          <mrow>
            <mo stretchy="false">−</mo>
            <mn>1</mn>
          </mrow>
        </mrow>
        <mo fence="true" stretchy="false">)</mo>
      </mrow>
      <mi>×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row>
          <mo stretchy="false">−</mo>
          <mn>4</mn>
        </mrow>
      </mrow>
    </mrow>
    <annotation encoding="StarMath 5.0">( -2 )×( -2 )×( -1 )×( -1 )×( -1 ) = -4</annotation>
  </semantics>
</math>
</file>

<file path=Object 16/content.xml><?xml version="1.0" encoding="utf-8"?>
<math xmlns="http://www.w3.org/1998/Math/MathML" display="block">
  <semantics>
    <mrow>
      <mrow>
        <mrow>
          <mo stretchy="false">−</mo>
          <mn>7</mn>
        </mrow>
        <mo stretchy="false">÷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  <mo stretchy="false">=</mo>
      <mn>3,5</mn>
    </mrow>
    <annotation encoding="StarMath 5.0">-7 div ( -2 )=3,5</annotation>
  </semantics>
</math>
</file>

<file path=Object 17/content.xml><?xml version="1.0" encoding="utf-8"?>
<math xmlns="http://www.w3.org/1998/Math/MathML" display="block">
  <semantics>
    <mrow>
      <mrow>
        <mrow>
          <mo stretchy="false">−</mo>
          <mn>7</mn>
        </mrow>
        <mo stretchy="false">÷</mo>
        <mn>4</mn>
      </mrow>
      <mo stretchy="false">=</mo>
      <mrow>
        <mo stretchy="false">−</mo>
        <mn>1,75</mn>
      </mrow>
    </mrow>
    <annotation encoding="StarMath 5.0">-7 div 4=-1,75</annotation>
  </semantics>
</math>
</file>

<file path=Object 18/content.xml><?xml version="1.0" encoding="utf-8"?>
<math xmlns="http://www.w3.org/1998/Math/MathML" display="block">
  <semantics>
    <mrow>
      <mrow>
        <mn>9</mn>
        <mo stretchy="false">÷</mo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</mrow>
      <mo stretchy="false">=</mo>
      <mrow>
        <mo stretchy="false">−</mo>
        <mn>9</mn>
      </mrow>
    </mrow>
    <annotation encoding="StarMath 5.0">9 div (-1)=-9</annotation>
  </semantics>
</math>
</file>

<file path=Object 19/content.xml><?xml version="1.0" encoding="utf-8"?>
<math xmlns="http://www.w3.org/1998/Math/MathML" display="block">
  <semantics>
    <mrow>
      <mfrac>
        <mrow>
          <mo stretchy="false">−</mo>
          <mn>8</mn>
        </mrow>
        <mn>2</mn>
      </mfrac>
      <mo stretchy="false">=</mo>
      <mrow>
        <mrow>
          <mo stretchy="false">−</mo>
          <mn>8</mn>
        </mrow>
        <mo stretchy="false">÷</mo>
        <mn>2</mn>
      </mrow>
      <mo stretchy="false">=</mo>
      <mrow>
        <mo stretchy="false">−</mo>
        <mn>4</mn>
      </mrow>
    </mrow>
    <annotation encoding="StarMath 5.0">{-8} over {2} = -8 div 2 = -4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o stretchy="false">−</mo>
              <mn>7,2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−</mo>
              <mn>4,1</mn>
            </mrow>
          </mrow>
          <mo fence="true" stretchy="false">)</mo>
        </mrow>
      </mrow>
      <mo stretchy="false">=</mo>
      <mrow>
        <mo stretchy="false">−</mo>
        <mn>11,3</mn>
      </mrow>
    </mrow>
    <annotation encoding="StarMath 5.0">(-7,2)+( -4,1 )=-11,3
</annotation>
  </semantics>
</math>
</file>

<file path=Object 20/content.xml><?xml version="1.0" encoding="utf-8"?>
<math xmlns="http://www.w3.org/1998/Math/MathML" display="block">
  <semantics>
    <mrow>
      <mrow>
        <mrow>
          <mn>2</mn>
          <mo stretchy="false">×</mo>
          <msup>
            <mn>5</mn>
            <mn>2</mn>
          </msup>
        </mrow>
        <mo stretchy="false">−</mo>
        <mrow>
          <mn>3</mn>
          <mo stretchy="false">×</mo>
          <mrow>
            <mo fence="true" stretchy="false">(</mo>
            <mrow>
              <mrow>
                <mn>4</mn>
                <mo stretchy="false">+</mo>
                <mn>2</mn>
              </mrow>
            </mrow>
            <mo fence="true" stretchy="false">)</mo>
          </mrow>
        </mrow>
      </mrow>
      <mo stretchy="false">=</mo>
      <mrow>
        <mrow>
          <mn>2</mn>
          <mo stretchy="false">×</mo>
          <mn>5</mn>
          <mo stretchy="false">×</mo>
          <mn>5</mn>
        </mrow>
        <mo stretchy="false">−</mo>
        <mrow>
          <mn>3</mn>
          <mo stretchy="false">×</mo>
          <mn>6</mn>
        </mrow>
      </mrow>
      <mo stretchy="false">=</mo>
      <mrow>
        <mn>50</mn>
        <mo stretchy="false">−</mo>
        <mn>18</mn>
      </mrow>
      <mo stretchy="false">=</mo>
      <mn>32</mn>
    </mrow>
    <annotation encoding="StarMath 5.0">2 times 5^2 - 3 times ( 4+2 )

= 2 times 5 times 5 - 3 times 6
= 50 - 18
= 32</annotation>
  </semantics>
</math>
</file>

<file path=Object 21/content.xml><?xml version="1.0" encoding="utf-8"?>
<math xmlns="http://www.w3.org/1998/Math/MathML" display="block">
  <semantics>
    <mrow>
      <mrow>
        <mn>7</mn>
        <mo stretchy="false">−</mo>
        <mrow>
          <mn>5</mn>
          <mo stretchy="false">×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</mrow>
      <mo stretchy="false">=</mo>
      <mrow>
        <mn>7</mn>
        <mo stretchy="false">−</mo>
        <mrow>
          <mo fence="true" stretchy="false">(</mo>
          <mrow>
            <mrow>
              <mo stretchy="false">−</mo>
              <mn>15</mn>
            </mrow>
          </mrow>
          <mo fence="true" stretchy="false">)</mo>
        </mrow>
      </mrow>
      <mo stretchy="false">=</mo>
      <mrow>
        <mn>7</mn>
        <mo stretchy="false">+</mo>
        <mn>15</mn>
      </mrow>
      <mo stretchy="false">=</mo>
      <mn>22</mn>
    </mrow>
    <annotation encoding="StarMath 5.0">7 - 5 times ( -3 )= 7-( -15 )=7+15=22</annotation>
  </semantics>
</math>
</file>

<file path=Object 22/content.xml><?xml version="1.0" encoding="utf-8"?>
<math xmlns="http://www.w3.org/1998/Math/MathML" display="block">
  <semantics>
    <mrow>
      <mrow>
        <mo stretchy="false">−</mo>
        <mn>5²</mn>
      </mrow>
      <mo stretchy="false">=</mo>
      <mrow>
        <mo stretchy="false">−</mo>
        <mn>25</mn>
      </mrow>
    </mrow>
    <annotation encoding="StarMath 5.0">-5²=-25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5</mn>
          </mrow>
        </mrow>
        <mo fence="true" stretchy="false">)</mo>
      </mrow>
      <mrow>
        <mn>²</mn>
        <mo stretchy="false">=</mo>
        <mrow>
          <mrow>
            <mo stretchy="false">−</mo>
            <mn>5</mn>
          </mrow>
          <mo stretchy="false">×</mo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o stretchy="false">=</mo>
        <mn>25</mn>
      </mrow>
    </mrow>
    <annotation encoding="StarMath 5.0">(-5)² = -5 times ( -5 ) = 25
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o stretchy="false">+</mo>
              <mn>7,6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−</mo>
              <mn>9,1</mn>
            </mrow>
          </mrow>
          <mo fence="true" stretchy="false">)</mo>
        </mrow>
      </mrow>
      <mo stretchy="false">=</mo>
      <mrow>
        <mo stretchy="false">−</mo>
        <mn>1,5</mn>
      </mrow>
    </mrow>
    <annotation encoding="StarMath 5.0">( +7,6 )+( -9,1 )=-1,5
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o stretchy="false">−</mo>
              <mn>2,3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+</mo>
              <mn>5,4</mn>
            </mrow>
          </mrow>
          <mo fence="true" stretchy="false">)</mo>
        </mrow>
      </mrow>
      <mo stretchy="false">=</mo>
      <mrow>
        <mo stretchy="false">+</mo>
        <mn>3,1</mn>
      </mrow>
    </mrow>
    <annotation encoding="StarMath 5.0">( -2,3 )+( +5,4 )=+3,1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n>1,3</mn>
        </mrow>
        <mo stretchy="false">−</mo>
        <mn>2,9</mn>
      </mrow>
      <mo stretchy="false">=</mo>
      <mrow>
        <mrow>
          <mo stretchy="false">−</mo>
          <mn>1,3</mn>
        </mrow>
        <mo stretchy="false">+</mo>
        <mrow>
          <mo fence="true" stretchy="false">(</mo>
          <mrow>
            <mrow>
              <mo stretchy="false">−</mo>
              <mn>2,9</mn>
            </mrow>
          </mrow>
          <mo fence="true" stretchy="false">)</mo>
        </mrow>
      </mrow>
      <mo stretchy="false">=</mo>
      <mn>4,2</mn>
    </mrow>
    <annotation encoding="StarMath 5.0">-1,3-2,9=-1,3+( -2,9 )=4,2</annotation>
  </semantics>
</math>
</file>

<file path=Object 6/content.xml><?xml version="1.0" encoding="utf-8"?>
<math xmlns="http://www.w3.org/1998/Math/MathML" display="block">
  <semantics>
    <mrow>
      <mrow>
        <mrow>
          <mo stretchy="false">−</mo>
          <mn>1,7</mn>
        </mrow>
        <mo stretchy="false">−</mo>
        <mrow>
          <mo fence="true" stretchy="false">(</mo>
          <mrow>
            <mrow>
              <mo stretchy="false">−</mo>
              <mn>7</mn>
            </mrow>
          </mrow>
          <mo fence="true" stretchy="false">)</mo>
        </mrow>
      </mrow>
      <mo stretchy="false">=</mo>
      <mrow>
        <mrow>
          <mo stretchy="false">−</mo>
          <mn>1,7</mn>
        </mrow>
        <mo stretchy="false">+</mo>
        <mn>7</mn>
      </mrow>
      <mo stretchy="false">=</mo>
      <mn>5,3</mn>
    </mrow>
    <annotation encoding="StarMath 5.0">-1,7-( -7 )=-1,7+7=5,3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o stretchy="false">+</mo>
            <mn>3</mn>
          </mrow>
        </mrow>
        <mo fence="true" stretchy="false">)</mo>
      </mrow>
      <mi>×</mi>
      <mrow>
        <mrow>
          <mo fence="true" stretchy="false">(</mo>
          <mrow>
            <mrow>
              <mo stretchy="false">+</mo>
              <mn>0,5</mn>
            </mrow>
          </mrow>
          <mo fence="true" stretchy="false">)</mo>
        </mrow>
        <mo stretchy="false">=</mo>
        <mrow>
          <mo stretchy="false">+</mo>
          <mn>1,5</mn>
        </mrow>
      </mrow>
    </mrow>
    <annotation encoding="StarMath 5.0">(+3)×( +0,5 )=+1,5</annotation>
  </semantics>
</math>
</file>

<file path=Object 8/content.xml><?xml version="1.0" encoding="utf-8"?>
<math xmlns="http://www.w3.org/1998/Math/MathML" display="block">
  <semantics>
    <mrow>
      <mrow>
        <mo stretchy="false">−</mo>
        <mn>2</mn>
      </mrow>
      <mi>×</mi>
      <mrow>
        <mrow>
          <mo fence="true" stretchy="false">(</mo>
          <mrow>
            <mrow>
              <mo stretchy="false">−</mo>
              <mn>7,5</mn>
            </mrow>
          </mrow>
          <mo fence="true" stretchy="false">)</mo>
        </mrow>
        <mo stretchy="false">=</mo>
        <mrow>
          <mo stretchy="false">+</mo>
          <mn>15</mn>
        </mrow>
      </mrow>
    </mrow>
    <annotation encoding="StarMath 5.0">-2×( -7,5 )=+15</annotation>
  </semantics>
</math>
</file>

<file path=Object 9/content.xml><?xml version="1.0" encoding="utf-8"?>
<math xmlns="http://www.w3.org/1998/Math/MathML" display="block">
  <semantics>
    <mrow>
      <mrow>
        <mo stretchy="false">−</mo>
        <mn>2</mn>
      </mrow>
      <mi>×</mi>
      <mrow>
        <mrow>
          <mo fence="true" stretchy="false">(</mo>
          <mrow>
            <mrow>
              <mo stretchy="false">+</mo>
              <mn>7,3</mn>
            </mrow>
          </mrow>
          <mo fence="true" stretchy="false">)</mo>
        </mrow>
        <mo stretchy="false">=</mo>
        <mrow>
          <mo stretchy="false">−</mo>
          <mn>14,6</mn>
        </mrow>
      </mrow>
    </mrow>
    <annotation encoding="StarMath 5.0">-2×( +7,3 )=-14,6</annotation>
  </semantics>
</math>
</file>